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359b2" officeooo:paragraph-rsid="001359b2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359b2" officeooo:paragraph-rsid="001359b2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359b2" officeooo:paragraph-rsid="001481f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3pt" officeooo:rsid="001359b2" officeooo:paragraph-rsid="001359b2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1359b2" officeooo:paragraph-rsid="001359b2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359b2" officeooo:paragraph-rsid="001359b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c9211e" fo:font-size="20pt" officeooo:rsid="001359b2" officeooo:paragraph-rsid="001359b2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c9211e" fo:font-size="20pt" officeooo:rsid="001359b2" officeooo:paragraph-rsid="001481f5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3465a4" fo:font-size="24pt" officeooo:rsid="001359b2" officeooo:paragraph-rsid="001359b2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c9211e" fo:font-size="22pt" style:font-size-asian="22pt" style:font-size-complex="22pt"/>
    </style:style>
    <style:style style:name="T3" style:family="text">
      <style:text-properties officeooo:rsid="001481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ITE WEB MAWJA :</text:p>
      <text:p text:style-name="P1"/>
      <text:p text:style-name="P5">Bienvenue dans l’univers de Mawja Production<text:line-break/>Vous êtes ici parce que vous cherchez à transformer vos idées en moments inoubliables .<text:line-break/>Chez Mawja Production , nous ne faisons pas que créer des contenus — nous façonnons des expériences . Basés à Safi, Maroc , nous sommes bien plus qu’une agence créative : nous sommes les architectes de votre vision.<text:line-break/>Notre mission ? Vous aider à naviguer dans l’océan du digital avec audace, authenticité et impact .</text:p>
      <text:p text:style-name="P4"/>
      <text:p text:style-name="P7">Pourquoi "Mawja" ?</text:p>
      <text:p text:style-name="P7"/>
      <text:p text:style-name="P6">Notre philosophie<text:line-break/>Écouter en profondeur. Créer avec sens. Livrer avec impact.<text:line-break/>Notre approche est simple mais puissante :<text:line-break/>Comprendre votre identité pour mieux traduire votre valeur.<text:line-break/>Proposer des solutions créatives et sur-mesure.<text:line-break/>Générer des résultats concrets et mesurables.<text:line-break/>Chez Mawja, nous ne vendons pas des prestations :<text:line-break/>Nous construisons des partenariats durables, ancrés dans la confiance et l’innovation.</text:p>
      <text:p text:style-name="P6"/>
      <text:p text:style-name="P2"><text:span text:style-name="T2">Notre servise : révéler votre potentiel</text:span></text:p>
      <text:p text:style-name="P2"><text:line-break/>Du concept à la réalisation, nous maîtrisons chaque maillon de la chaîne créative.<text:line-break/>1. Stratégie de contenu &amp; copywriting<text:line-break/>Analyse narrative de votre marque.<text:line-break/>Rédaction persuasive (titres, storytelling, CTA).<text:line-break/>Référencement local (SEO géolocalisé).<text:line-break/>2. Production vidéo<text:line-break/>De l’idée au rendu final : storyboard, tournage, montage, motion design.<text:line-break/>Contenus courts pour le digital, formats longs pour le web .<text:line-break/>3. Photographie professionnelle<text:line-break/>Packshots produits, reportages en studio ou extérieur.<text:line-break/>Retouche haut de gamme, color grading et formats web .<text:line-break/>4. Design graphique &amp; branding<text:line-break/>Création d'identités visuelles cohérentes et mémorables.<text:line-break/>Logos, chartes graphiques, templates pour les réseaux sociaux.<text:line-break/>5. Développement web<text:line-break/>store WordPress performants et responsives.<text:line-break/>Design optimisé pour l’expérience utilisateur et le référencement local.<text:line-break/><text:soft-page-break/>6. Marketing digital &amp; SEO<text:line-break/>Campagnes publicitaires ciblées (Social Ads).<text:line-break/>Optimisation SEO technique et gestion de la visibilité locale.<text:line-break/>7. Voice-over professionnel<text:line-break/>Voix off impactantes pour vos vidéos, <text:s/>spots audio.<text:line-break/>8. Podcasting<text:line-break/>Conception, <text:s/>enregistrement, post-production.<text:line-break/>Diffusion multi-plateformes avec accompagnement stratégique</text:p>
      <text:p text:style-name="P2"/>
      <text:p text:style-name="P7">Nos coopératives partenaires :</text:p>
      <text:p text:style-name="P2"><text:line-break/>Chez Mawja, nous croyons que le digital est un levier d'émancipation pour les structures locales.<text:line-break/>Nous accompagnons les coopératives dans leur transition numérique a des brand national <text:s/>avec :<text:line-break/>Diagnostics stratégiques personnalisés.<text:line-break/>Création de sites vitrines et catalogues en ligne.<text:line-break/>Formations en community management et création de contenu.</text:p>
      <text:p text:style-name="P2"/>
      <text:p text:style-name="P8">Nos résultats en 2025 :</text:p>
      <text:p text:style-name="P3"><text:line-break/><text:span text:style-name="T3">30</text:span> projets créatifs menés avec succès<text:line-break/>+130 000 vues cumulées sur nos productions audiovisuelles<text:line-break/><text:span text:style-name="T3">9</text:span>0 % de satisfaction client<text:line-break/>100 % des coopératives accompagnées ont renforcé leur présence en ligne</text:p>
      <text:p text:style-name="P3"/>
      <text:p text:style-name="P8">Nos engagements :</text:p>
      <text:p text:style-name="P3"><text:line-break/>Accessibilité : des solutions pensées pour toutes les client .<text:line-break/>Transparence : des process clairs, des budgets maîtrisés.<text:line-break/>Impact local : renforcer l'économie solidaire et soutenir les coperative du territoire.<text:line-break/>Écoresponsabilité : des pratiques de production responsable .</text:p>
      <text:p text:style-name="P3"/>
      <text:p text:style-name="P8">Pourquoi choisir Mawja Production ?</text:p>
      <text:p text:style-name="P3"><text:line-break/>Une équipe <text:s/>portée par la créativité et l'engagement.<text:line-break/>Une vision artistique au service de l'impact social et économique.<text:line-break/>Une relation simple, humaine et durable, fondée sur la confi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30T15:51:12.661000000</meta:creation-date>
    <dc:date>2025-04-30T16:05:01.711000000</dc:date>
    <meta:editing-duration>PT3M37S</meta:editing-duration>
    <meta:editing-cycles>1</meta:editing-cycles>
    <meta:document-statistic meta:table-count="0" meta:image-count="0" meta:object-count="0" meta:page-count="2" meta:paragraph-count="14" meta:word-count="461" meta:character-count="3200" meta:non-whitespace-character-count="2743"/>
    <meta:generator>Trio_Office/6.2.8.2$Windows_x86 LibreOffice_project/</meta:generator>
  </office:meta>
</office:document-meta>
</file>